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m not sure why I'm here. Earlier, I imagined that usual scene. Me, sitting on a cloud, looking at the world, staff in hand. And I realized. Shiiro can do that. I want to write this down. That... I think about a certain something a lot. In writing, I want to give myself a lot of freedom. A lot of space for imagination. That's where Union's powers (which initially belonged to Shiiro) come from. And the peak of that freedom comes with Shiiro's current powers. A lot of freedom, yet if there were too much freedom it would be... bad? Boring? I already dealt with complete, unaltered freedom before. It wasn't all that fun. There was too much of it. Those slight restrictions that make you use your brain, they make it so much more enjoyable. </text:p>
      <text:p text:style-name="Normal">And I was imagining what the scene would look like. And I wanted to describe it. I wanted to write about it. A sea of clouds. A world. And us, calmly looking at it. There's another word. Close to leisure, but it conveys what I feel perfectly. So calm, so relaxed, so free... I don't remember it right now. Let's search.</text:p>
      <text:p text:style-name="Normal">Or maybe it was my imagination that associated my feelings to that word. I saw it this morning, when doing my kanji. The one for remote, far away, and with the repeater becomes leisure. </text:p>
      <text:p text:style-name="Normal">But, the final word of it all is. I want to write. I've started focusing on university. I'm not interested in it, but I'll see what I can do. At least give a few exams. Try to graduate, maybe. Maybe. I... don't particularly care. And it's such a burden, in truth I just want to drop it all. And it's exactly because of that that I want myself to not drop it. Where does this masochistic mindset come from I wonder... All you. I've just decided. This document will be mine alone. Because a certain name is about to pop up on it. Mikku. Don't know why. Are our personalities really similar? I wonder about that. I'm really curious. I've never met someone with a personality similar to mine. Reminds me of how badly you wanted clones of yourself... Hey, I still want them. Not, I don't, but I'm curious. What would it look like, a conversation between two me's? And, what about, one with Mikku? Nope. Not happening. I'm not allowing it. Why? I'm not. </text:p>
      <text:p text:style-name="Normal">Hey, studio Ghibli. I want in. On that kindness. The more I think about it, the more I realize how similar TAW is to Ghibli movies. At least, in term of that kindness, that mature childishness. Or maybe it's just my impression. Writing to myself is so different from writing a story. The latter is so much more tiring most of the time, so much more fun when I get it right. I don't have plans for the future. Not good ones, I mean. So let's see what options we've got. The most likely one involves a lot of inactivity in the form of fake productivity. University, that is. It will only produce fun about one year from now if things go as I predict, which they won't. Not only because I know my predictions are bound to be wrong, but also because, well, one straight year of university doesn't sound fun. Should I try to graduate? I don't care. I don't even want to work in AI. Because there's another field I'm interested in. A field I'm actually interested in. One where money is a lot less of a sure thing. </text:p>
      <text:p text:style-name="Normal">I can gamble, with my life, with my future. Or I can use it to pay imaginary debts I owe myself in the form of exam universities, and grow up as a person. You know, the former option isn't mutually exclusive with growing up. No, but it sounds like such a childish, stupid move to make. Gamble it all on writing. What about doing both? You won't like that. Hey, you're transforming writing into a job. You won't like that. I don't know what to do. I don't know anything. What do I want? </text:p>
      <text:p text:style-name="Normal">Oh, that question reminds me. That Shiiro is wrong. Is she? Stumble upon something, and if your feelings don't change over time... Will you still want to write in the future? Who knows. Do you want to write? Right now, no. I guess because I'm writing this long, useless thing, my writing whims have gone somewhere else. But if we'd described that scene, yeah, I'm pretty sure I'd have wanted to write. Somehow, I don't think this document will be just mine... Sigh. Whatever. Just have fun. Whatever that means. Hey, what does it mean? What does it entail? Dunno. Rain isn't fun without sun. Sun isn't fun without rain. You'll need some boredom. Let's deal with uni? Fair. Let's get bored. Let's want to write. And, let's grow up. Full colours. As best we can become. I've been refraining from writing it for the past few sentences. And I won't write it. Sorry :) See ya</text:p>
      <text:p text:style-name="Normal"/>
      <text:p text:style-name="Normal"/>
      <text:p text:style-name="Normal">Serene. That was the word. Seren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